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office:font-face-decls>
  <office:automatic-styles>
    <style:style style:name="P1" style:family="paragraph" style:parent-style-name="Standard">
      <style:paragraph-properties fo:text-align="end" style:justify-single-word="false"/>
      <style:text-properties style:font-name="Arial1" fo:language="en" fo:country="GB" officeooo:rsid="00186b85" officeooo:paragraph-rsid="00186b85"/>
    </style:style>
    <style:style style:name="P2" style:family="paragraph" style:parent-style-name="Standard">
      <style:paragraph-properties fo:text-align="start" style:justify-single-word="false"/>
      <style:text-properties style:font-name="Arial1" fo:language="en" fo:country="GB" officeooo:rsid="00186b85" officeooo:paragraph-rsid="00186b85"/>
    </style:style>
    <style:style style:name="P3" style:family="paragraph" style:parent-style-name="Standard">
      <style:paragraph-properties fo:text-align="start" style:justify-single-word="false"/>
      <style:text-properties style:font-name="Arial1" fo:language="en" fo:country="GB" officeooo:rsid="00186b85" officeooo:paragraph-rsid="0018dc81"/>
    </style:style>
    <style:style style:name="P4" style:family="paragraph" style:parent-style-name="Standard">
      <style:paragraph-properties fo:text-align="end" style:justify-single-word="false"/>
      <style:text-properties style:font-name="Arial1" fo:language="en" fo:country="GB" officeooo:paragraph-rsid="0018dc81"/>
    </style:style>
    <style:style style:name="P5" style:family="paragraph" style:parent-style-name="Standard">
      <style:paragraph-properties fo:text-align="start" style:justify-single-word="false"/>
      <style:text-properties style:font-name="Arial1" fo:language="en" fo:country="GB" fo:font-weight="bold" officeooo:rsid="00186b85" officeooo:paragraph-rsid="00186b85" style:font-weight-asian="bold" style:font-weight-complex="bold"/>
    </style:style>
    <style:style style:name="P6" style:family="paragraph" style:parent-style-name="Standard">
      <style:paragraph-properties fo:text-align="start" style:justify-single-word="false" fo:break-before="column"/>
      <style:text-properties style:font-name="Arial1" fo:language="en" fo:country="GB" fo:font-weight="bold" officeooo:rsid="00186b85" officeooo:paragraph-rsid="00186b85" style:font-weight-asian="bold" style:font-weight-complex="bold"/>
    </style:style>
    <style:style style:name="P7" style:family="paragraph" style:parent-style-name="Standard">
      <style:paragraph-properties fo:text-align="end" style:justify-single-word="false"/>
      <style:text-properties style:font-name="Arial1" fo:language="en" fo:country="GB" officeooo:rsid="0018dc81" officeooo:paragraph-rsid="0018dc81"/>
    </style:style>
    <style:style style:name="P8" style:family="paragraph" style:parent-style-name="Standard">
      <style:paragraph-properties fo:text-align="start" style:justify-single-word="false"/>
      <style:text-properties style:font-name="Arial1" fo:language="en" fo:country="GB" fo:font-style="italic" officeooo:rsid="0018dc81" officeooo:paragraph-rsid="0018dc81" style:font-style-asian="italic" style:font-style-complex="italic"/>
    </style:style>
    <style:style style:name="P9" style:family="paragraph" style:parent-style-name="Standard">
      <style:paragraph-properties fo:text-align="start" style:justify-single-word="false"/>
      <style:text-properties style:font-name="Arial1" fo:language="en" fo:country="GB" fo:font-style="italic" fo:font-weight="normal" officeooo:rsid="0018dc81" officeooo:paragraph-rsid="0018dc81"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Arial1" fo:language="en" fo:country="GB" fo:font-weight="normal" officeooo:rsid="0018dc81" officeooo:paragraph-rsid="0018dc81" style:font-weight-asian="normal" style:font-weight-complex="normal"/>
    </style:style>
    <style:style style:name="P11" style:family="paragraph" style:parent-style-name="Standard">
      <style:paragraph-properties fo:text-align="start" style:justify-single-word="false"/>
      <style:text-properties style:font-name="Segoe Script" fo:language="en" fo:country="GB" officeooo:rsid="00186b85" officeooo:paragraph-rsid="00186b85"/>
    </style:style>
    <style:style style:name="P12" style:family="paragraph" style:parent-style-name="Standard">
      <style:paragraph-properties fo:text-align="start" style:justify-single-word="false"/>
      <style:text-properties fo:font-style="italic" officeooo:paragraph-rsid="0018dc81" style:font-style-asian="italic" style:font-style-complex="italic"/>
    </style:style>
    <style:style style:name="T1" style:family="text">
      <style:text-properties style:font-name="Arial1" fo:language="de" fo:country="DE" officeooo:rsid="0018dc81"/>
    </style:style>
    <style:style style:name="T2" style:family="text">
      <style:text-properties officeooo:rsid="0018dc8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drop GmbH</text:p>
      <text:p text:style-name="P7">Street</text:p>
      <text:p text:style-name="P7">City</text:p>
      <text:p text:style-name="P7">Telefone or other</text:p>
      <text:p text:style-name="P4"/>
      <text:p text:style-name="P2">LM/AC</text:p>
      <text:p text:style-name="P2">01.04.202<text:span text:style-name="T2">4</text:span></text:p>
      <text:p text:style-name="P2"/>
      <text:p text:style-name="P5">Urgent</text:p>
      <text:p text:style-name="P2"/>
      <text:p text:style-name="P2">….</text:p>
      <text:p text:style-name="P2">……….</text:p>
      <text:p text:style-name="P2">…..</text:p>
      <text:p text:style-name="P2"/>
      <text:p text:style-name="P2">Attn. Mr. White</text:p>
      <text:p text:style-name="P2"/>
      <text:p text:style-name="P2"/>
      <text:p text:style-name="P2">Dear Mr. Gus</text:p>
      <text:p text:style-name="P2"/>
      <text:p text:style-name="P5">Enquiry for State-of-the-Art <text:span text:style-name="T2">Dogshit-S</text:span>preader</text:p>
      <text:p text:style-name="P2"/>
      <text:p text:style-name="P2">I trust this message finds you in the finest of drug empire management moods. I've been contemplating the expansion of our business operations, and I recently stumbled upon a groundbreaking opportunity that I believe could revolutionize the waste management sector.</text:p>
      <text:p text:style-name="P2"/>
      <text:p text:style-name="P2">Picture this: the Dogshit Spreader 3000, a top-secret device designed for the discreet and efficient distribution of canine excrement across strategic locations. I've got a hunch that it could be the missing link in our operation, creating a diversion while we conduct our less-than-legal affairs.</text:p>
      <text:p text:style-name="P2"/>
      <text:p text:style-name="P2">Now, I understand this may sound like an odd proposition, but remember, some of the greatest ideas started as peculiar notions. Just imagine the chaos we could create in the world of law enforcement while they're busy deciphering the mysterious appearance of dog droppings in unexpected places.</text:p>
      <text:p text:style-name="P2"/>
      <text:p text:style-name="P2">I've already commissioned Saul to look into the legalities of canine fecal distribution, and he assures me there's a loophole big enough to drive a Winnebago through. I'm confident that with your strategic mind, we can turn this seemingly absurd concept into a lucrative enterprise.</text:p>
      <text:p text:style-name="P2"/>
      <text:p text:style-name="P2">Let me know your thoughts, and if you're on board, we can code-name the operation "Operation Brown Avalanche." I eagerly await your response.</text:p>
      <text:p text:style-name="P2"/>
      <text:p text:style-name="P3">Best regards,</text:p>
      <text:p text:style-name="P2"/>
      <text:p text:style-name="P2">Walter White</text:p>
      <text:p text:style-name="P2"/>
      <text:p text:style-name="P11">Walter Whit</text:p>
      <text:p text:style-name="P6">Letterhead</text:p>
      <text:p text:style-name="P2">(Data from the company sending the letter)</text:p>
      <text:p text:style-name="P2"/>
      <text:p text:style-name="P5">Reference Initials</text:p>
      <text:p text:style-name="P5">Date</text:p>
      <text:p text:style-name="P2"/>
      <text:p text:style-name="P5">Special Marking</text:p>
      <text:p text:style-name="P2"/>
      <text:p text:style-name="P5">Inside Address</text:p>
      <text:p text:style-name="P8">address of receiving person/company</text:p>
      <text:p text:style-name="P2"/>
      <text:p text:style-name="P2"><text:span text:style-name="T3">Attention Line</text:span><text:line-break/><text:span text:style-name="T4">(person who wrote)</text:span></text:p>
      <text:p text:style-name="P2"/>
      <text:p text:style-name="P5">Salutation</text:p>
      <text:p text:style-name="P8">oder: Sir or Madam</text:p>
      <text:p text:style-name="P5">Subject Line</text:p>
      <text:p text:style-name="P2"/>
      <text:p text:style-name="P5">Bod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Complimentary Close</text:p>
      <text:p text:style-name="P12"><text:span text:style-name="T1">höflich: yours sincerely</text:span></text:p>
      <text:p text:style-name="P5"><text:span text:style-name="T2">N</text:span>ame</text:p>
      <text:p text:style-name="P9">your name</text:p>
      <text:p text:style-name="P5">Signatur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30cm" fo:page-height="29.7cm" style:num-format="1" style:print-orientation="portrait" fo:margin-top="2cm" fo:margin-bottom="2cm" fo:margin-left="2cm" fo:margin-right="2cm" style:writing-mode="lr-tb" style:footnote-max-height="0cm" loext:margin-gutter="0cm">
        <style:columns fo:column-count="2">
          <style:column style:rel-width="12047*" fo:start-indent="0cm" fo:end-indent="0.249cm"/>
          <style:column style:rel-width="2692*"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8:11:36.201000000</meta:creation-date>
    <meta:generator>LibreOffice/7.6.2.1$Windows_X86_64 LibreOffice_project/56f7684011345957bbf33a7ee678afaf4d2ba333</meta:generator>
    <dc:date>2024-02-28T21:48:09.156000000</dc:date>
    <meta:editing-duration>PT3H36M32S</meta:editing-duration>
    <meta:editing-cycles>2</meta:editing-cycles>
    <meta:document-statistic meta:table-count="0" meta:image-count="0" meta:object-count="0" meta:page-count="1" meta:paragraph-count="38" meta:word-count="270" meta:character-count="1736" meta:non-whitespace-character-count="1504"/>
  </office:meta>
</office:document-meta>
</file>